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A000000DCBD3F8F6B.png"/>
  <manifest:file-entry manifest:media-type="image/png" manifest:full-path="Pictures/100002010000026C0000001F41566654.png"/>
  <manifest:file-entry manifest:media-type="image/png" manifest:full-path="Pictures/100002010000039C0000026AD387BAA2.png"/>
  <manifest:file-entry manifest:media-type="image/png" manifest:full-path="Pictures/1000020100000346000000D6BBF89060.png"/>
  <manifest:file-entry manifest:media-type="image/png" manifest:full-path="Pictures/100002010000025D0000001BEFBBC92A.png"/>
  <manifest:file-entry manifest:media-type="image/png" manifest:full-path="Pictures/10000201000003960000026B7030A973.png"/>
  <manifest:file-entry manifest:media-type="image/png" manifest:full-path="Pictures/100002010000039A0000023790B595F9.png"/>
  <manifest:file-entry manifest:media-type="image/png" manifest:full-path="Pictures/10000201000003AE000001C6B9ABFE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anation:</text:p>
      <text:p text:style-name="Standard"><draw:frame draw:style-name="fr1" draw:name="gráficos1" text:anchor-type="paragraph" svg:width="16.764cm" svg:height="10.451cm" draw:z-index="0"><draw:image xlink:href="Pictures/100002010000039A0000023790B595F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áficos2" text:anchor-type="paragraph" svg:x="0.279cm" svg:y="0.011cm" svg:width="16.485cm" svg:height="8.192cm" draw:z-index="1"><draw:image xlink:href="Pictures/10000201000003AE000001C6B9ABFE0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Date:</text:p>
      <text:p text:style-name="Standard"/>
      <text:p text:style-name="Standard"><draw:frame draw:style-name="fr2" draw:name="gráficos4" text:anchor-type="paragraph" svg:x="0.175cm" svg:y="4.498cm" svg:width="16.378cm" svg:height="4.657cm" draw:z-index="3"><draw:image xlink:href="Pictures/100002010000031A000000DCBD3F8F6B.png" xlink:type="simple" xlink:show="embed" xlink:actuate="onLoad"/></draw:frame><draw:frame draw:style-name="fr1" draw:name="gráficos3" text:anchor-type="paragraph" svg:width="13.123cm" svg:height="0.656cm" draw:z-index="2"><draw:image xlink:href="Pictures/100002010000026C0000001F4156665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URL:</text:p>
      <text:p text:style-name="Standard"/>
      <text:p text:style-name="Standard"/>
      <text:p text:style-name="Standard"><draw:frame draw:style-name="fr2" draw:name="gráficos5" text:anchor-type="paragraph" svg:x="1.804cm" svg:y="0.9cm" svg:width="12.806cm" svg:height="0.572cm" draw:z-index="4"><draw:image xlink:href="Pictures/100002010000025D0000001BEFBBC92A.png" xlink:type="simple" xlink:show="embed" xlink:actuate="onLoad"/></draw:frame></text:p>
      <text:p text:style-name="Standard"/>
      <text:p text:style-name="Standard"><draw:frame draw:style-name="fr2" draw:name="gráficos6" text:anchor-type="paragraph" svg:x="0.437cm" svg:y="2.514cm" svg:width="16.194cm" svg:height="4.339cm" draw:z-index="5"><draw:image xlink:href="Pictures/1000020100000346000000D6BBF8906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Imagen:</text:p>
      <text:p text:style-name="P1"><text:span text:style-name="T2"/></text:p>
      <text:p text:style-name="P1"><draw:frame draw:style-name="fr3" draw:name="gráficos7" text:anchor-type="paragraph" svg:width="16.999cm" svg:height="11.368cm" draw:z-index="6"><draw:image xlink:href="Pictures/100002010000039C0000026AD387BAA2.png" xlink:type="simple" xlink:show="embed" xlink:actuate="onLoad"/></draw:frame><text:span text:style-name="T2"/></text:p>
      <text:p text:style-name="P1"><draw:frame draw:style-name="fr3" draw:name="gráficos8" text:anchor-type="paragraph" svg:width="16.999cm" svg:height="11.46cm" draw:z-index="7"><draw:image xlink:href="Pictures/10000201000003960000026B7030A973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2S</meta:editing-duration>
    <meta:editing-cycles>3</meta:editing-cycles>
    <meta:generator>OpenOffice/4.1.6$Win32 OpenOffice.org_project/416m1$Build-9790</meta:generator>
    <dc:date>2020-05-09T18:08:32.53</dc:date>
    <meta:document-statistic meta:table-count="0" meta:image-count="8" meta:object-count="0" meta:page-count="3" meta:paragraph-count="4" meta:word-count="4" meta:character-count="28"/>
    <meta:user-defined meta:name="Info 1"/>
    <meta:user-defined meta:name="Info 2"/>
    <meta:user-defined meta:name="Info 3"/>
    <meta:user-defined meta:name="Info 4"/>
  </office:meta>
</office:document-meta>
</file>